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paragraph-properties loext:contextual-spacing="false" fo:margin-left="0in" fo:margin-right="0in" fo:margin-top="0in" fo:margin-bottom="0in" style:contextual-spacing="false" fo:line-height="120%" fo:text-indent="0in" style:auto-text-indent="false" style:writing-mode="lr-tb"/>
      <style:text-properties fo:font-weight="normal"/>
    </style:style>
    <style:style style:name="P2" style:family="paragraph" style:parent-style-name="Heading_20_3">
      <style:paragraph-properties loext:contextual-spacing="false" fo:margin-left="0in" fo:margin-right="0in" fo:margin-top="0in" fo:margin-bottom="0in" style:contextual-spacing="false" fo:line-height="120%" fo:text-indent="0in" style:auto-text-indent="false" style:writing-mode="lr-tb"/>
      <style:text-properties fo:font-weight="normal" officeooo:paragraph-rsid="001dbe86"/>
    </style:style>
    <style:style style:name="P3" style:family="paragraph" style:parent-style-name="Heading_20_3">
      <style:paragraph-properties loext:contextual-spacing="false" fo:margin-left="0in" fo:margin-right="0in" fo:margin-top="0in" fo:margin-bottom="0in" style:contextual-spacing="false" fo:line-height="120%" fo:text-indent="0in" style:auto-text-indent="false" style:writing-mode="lr-tb"/>
      <style:text-properties fo:font-weight="normal" officeooo:paragraph-rsid="002b8bd3"/>
    </style:style>
    <style:style style:name="P4" style:family="paragraph" style:parent-style-name="Text_20_body">
      <style:paragraph-properties loext:contextual-spacing="false" fo:margin-left="0in" fo:margin-right="0in" fo:margin-top="0in" fo:margin-bottom="0in" style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font-name="Lato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5" style:family="paragraph" style:parent-style-name="Heading_20_1">
      <style:paragraph-properties loext:contextual-spacing="false" fo:margin-left="0in" fo:margin-right="0in" fo:margin-top="0.222in" fo:margin-bottom="0in" style:contextual-spacing="false" fo:line-height="120%" fo:text-indent="0in" style:auto-text-indent="false" style:writing-mode="lr-tb"/>
      <style:text-properties fo:font-variant="normal" fo:text-transform="none" fo:color="#f75d5d" style:text-line-through-style="none" style:font-name="Playfair Display" fo:font-size="11.3500003814697pt" fo:font-style="normal" style:text-underline-style="none" fo:font-weight="bold" style:text-blinking="false" fo:background-color="transparent"/>
    </style:style>
    <style:style style:name="P6" style:family="paragraph" style:parent-style-name="Heading_20_1">
      <style:paragraph-properties loext:contextual-spacing="false" fo:margin-left="0in" fo:margin-right="0in" fo:margin-top="0.222in" fo:margin-bottom="0in" style:contextual-spacing="false" fo:line-height="120%" fo:text-indent="0in" style:auto-text-indent="false" style:writing-mode="lr-tb"/>
      <style:text-properties fo:font-variant="normal" fo:text-transform="none" fo:color="#f75d5d" style:text-line-through-style="none" style:font-name="Playfair Display" fo:font-size="11.3500003814697pt" fo:font-style="normal" style:text-underline-style="none" fo:font-weight="bold" officeooo:rsid="00356b1a" officeooo:paragraph-rsid="00356b1a" style:text-blinking="false" fo:background-color="transparent"/>
    </style:style>
    <style:style style:name="P7" style:family="paragraph" style:parent-style-name="Heading_20_1">
      <style:paragraph-properties loext:contextual-spacing="false" fo:margin-left="0in" fo:margin-right="0in" fo:margin-top="0.222in" fo:margin-bottom="0in" style:contextual-spacing="false" fo:line-height="120%" fo:text-indent="0in" style:auto-text-indent="false" style:writing-mode="lr-tb"/>
      <style:text-properties fo:font-weight="normal"/>
    </style:style>
    <style:style style:name="P8" style:family="paragraph" style:parent-style-name="Text_20_body">
      <style:paragraph-properties fo:margin-left="0in" fo:margin-right="0in" fo:text-indent="0in" style:auto-text-indent="false"/>
      <style:text-properties fo:font-weight="normal"/>
    </style:style>
    <style:style style:name="P9" style:family="paragraph" style:parent-style-name="Text_20_body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</style:style>
    <style:style style:name="P10" style:family="paragraph" style:parent-style-name="Text_20_body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size="10pt" fo:font-weight="normal" style:font-size-asian="10pt" style:font-size-complex="10pt"/>
    </style:style>
    <style:style style:name="P11" style:family="paragraph" style:parent-style-name="Text_20_body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12" style:family="paragraph" style:parent-style-name="Heading_20_3">
      <style:paragraph-properties loext:contextual-spacing="false" fo:margin-left="0in" fo:margin-right="0in" fo:margin-top="0.1402in" fo:margin-bottom="0in" style:contextual-spacing="false" fo:line-height="120%" fo:text-indent="0in" style:auto-text-indent="false" style:writing-mode="lr-tb"/>
      <style:text-properties fo:font-weight="normal"/>
    </style:style>
    <style:style style:name="P13" style:family="paragraph" style:parent-style-name="Heading_20_2">
      <style:paragraph-properties loext:contextual-spacing="false"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style:text-blinking="false" fo:background-color="transparent" style:font-size-asian="9pt" style:font-size-complex="9pt"/>
    </style:style>
    <style:style style:name="P14" style:family="paragraph" style:parent-style-name="Heading_20_2">
      <style:paragraph-properties loext:contextual-spacing="false"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officeooo:paragraph-rsid="001dbe86" style:text-blinking="false" fo:background-color="transparent" style:font-size-asian="9pt" style:font-size-complex="9pt"/>
    </style:style>
    <style:style style:name="P15" style:family="paragraph" style:parent-style-name="Heading_20_2">
      <style:paragraph-properties loext:contextual-spacing="false"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officeooo:paragraph-rsid="002b0f9f" style:text-blinking="false" fo:background-color="transparent" style:font-size-asian="9pt" style:font-size-complex="9pt"/>
    </style:style>
    <style:style style:name="P16" style:family="paragraph" style:parent-style-name="Heading_20_2">
      <style:paragraph-properties loext:contextual-spacing="false"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officeooo:rsid="002b0f9f" officeooo:paragraph-rsid="002b0f9f" style:text-blinking="false" fo:background-color="transparent" style:font-size-asian="9pt" style:font-size-complex="9pt"/>
    </style:style>
    <style:style style:name="P17" style:family="paragraph" style:parent-style-name="Text_20_body">
      <style:paragraph-properties loext:contextual-spacing="false"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18" style:family="paragraph" style:parent-style-name="Text_20_body">
      <style:paragraph-properties loext:contextual-spacing="false" fo:margin-top="0.139in" fo:margin-bottom="0in" style:contextual-spacing="false" fo:line-height="100%" style:writing-mode="lr-tb"/>
      <style:text-properties fo:font-variant="normal" fo:text-transform="none" fo:color="#000000" style:text-line-through-styl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19" style:family="paragraph" style:parent-style-name="Text_20_body">
      <style:paragraph-properties loext:contextual-spacing="false" fo:margin-top="0.139in" fo:margin-bottom="0in" style:contextual-spacing="false" fo:line-height="100%" style:writing-mode="lr-tb"/>
      <style:text-properties fo:font-variant="normal" fo:text-transform="none" fo:color="#000000" style:text-line-through-style="none" style:font-name="Lato" fo:font-size="8.19999980926514pt" fo:font-style="normal" style:text-underline-style="none" fo:font-weight="normal" officeooo:paragraph-rsid="0034a234" style:text-blinking="false" fo:background-color="transparent"/>
    </style:style>
    <style:style style:name="P20" style:family="paragraph" style:parent-style-name="Text_20_body">
      <style:paragraph-properties loext:contextual-spacing="false" fo:margin-top="0.139in" fo:margin-bottom="0in" style:contextual-spacing="false" fo:line-height="100%" style:writing-mode="lr-tb"/>
      <style:text-properties fo:font-variant="normal" fo:text-transform="none" fo:color="#000000" style:text-line-through-style="none" style:font-name="Lato" fo:font-size="8.19999980926514pt" fo:font-style="normal" style:text-underline-style="none" fo:font-weight="normal" officeooo:rsid="0037bb5b" officeooo:paragraph-rsid="0037bb5b" style:text-blinking="false" fo:background-color="transparent"/>
    </style:style>
    <style:style style:name="P21" style:family="paragraph" style:parent-style-name="Text_20_body">
      <style:paragraph-properties loext:contextual-spacing="false" fo:margin-top="0.0799in" fo:margin-bottom="0in" style:contextual-spacing="false" fo:line-height="100%" style:writing-mode="lr-tb"/>
      <style:text-properties fo:font-variant="normal" fo:text-transform="none" fo:color="#000000" style:text-line-through-styl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2" style:family="paragraph" style:parent-style-name="Text_20_body">
      <style:paragraph-properties loext:contextual-spacing="false" fo:margin-top="0.0799in" fo:margin-bottom="0in" style:contextual-spacing="false" fo:line-height="120%" style:writing-mode="lr-tb"/>
      <style:text-properties fo:font-variant="normal" fo:text-transform="none" fo:color="#000000" style:text-line-through-styl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3" style:family="paragraph" style:parent-style-name="Text_20_body">
      <style:paragraph-properties loext:contextual-spacing="false" fo:margin-top="0.0402in" fo:margin-bottom="0in" style:contextual-spacing="false" fo:line-height="100%" style:writing-mode="lr-tb"/>
      <style:text-properties fo:font-variant="normal" fo:text-transform="none" fo:color="#000000" style:text-line-through-style="none" style:font-name="Lato" fo:font-size="8.19999980926514pt" fo:font-style="normal" style:text-underline-style="none" fo:font-weight="normal" officeooo:rsid="00356b1a" officeooo:paragraph-rsid="00356b1a" style:text-blinking="false" fo:background-color="transparent" style:font-size-asian="10pt" style:font-size-complex="10pt"/>
    </style:style>
    <style:style style:name="P24" style:family="paragraph" style:parent-style-name="Text_20_body">
      <style:paragraph-properties loext:contextual-spacing="false" fo:margin-top="0.0402in" fo:margin-bottom="0in" style:contextual-spacing="false" fo:line-height="100%" style:writing-mode="lr-tb"/>
      <style:text-properties fo:font-variant="normal" fo:text-transform="none" fo:color="#000000" style:text-line-through-style="none" style:font-name="Lato" fo:font-size="8.19999980926514pt" fo:font-style="normal" style:text-underline-style="none" fo:font-weight="normal" officeooo:rsid="00378e3d" officeooo:paragraph-rsid="00378e3d" style:text-blinking="false" fo:background-color="transparent" style:font-size-asian="10pt" style:font-size-complex="10pt"/>
    </style:style>
    <style:style style:name="P25" style:family="paragraph" style:parent-style-name="Text_20_body">
      <style:paragraph-properties loext:contextual-spacing="false" fo:margin-top="0.0402in" fo:margin-bottom="0in" style:contextual-spacing="false" fo:line-height="100%" style:writing-mode="lr-tb"/>
      <style:text-properties fo:font-variant="normal" fo:text-transform="none" fo:color="#000000" style:text-line-through-style="none" style:font-name="Lato" fo:font-size="8.19999980926514pt" fo:font-style="normal" style:text-underline-style="none" fo:font-weight="normal" officeooo:rsid="0036d1ec" officeooo:paragraph-rsid="0036d1ec" style:text-blinking="false" fo:background-color="transparent" style:font-size-asian="10pt" style:font-size-complex="10pt"/>
    </style:style>
    <style:style style:name="P26" style:family="paragraph" style:parent-style-name="Text_20_body">
      <style:paragraph-properties loext:contextual-spacing="false" fo:margin-top="0.0402in" fo:margin-bottom="0in" style:contextual-spacing="false" fo:line-height="100%" style:writing-mode="lr-tb"/>
      <style:text-properties fo:font-variant="normal" fo:text-transform="none" fo:color="#000000" style:text-line-through-style="none" style:font-name="Lato" fo:font-size="8.19999980926514pt" fo:font-style="normal" style:text-underline-style="none" fo:font-weight="normal" officeooo:rsid="0036d1ec" officeooo:paragraph-rsid="00378e3d" style:text-blinking="false" fo:background-color="transparent" style:font-size-asian="10pt" style:font-size-complex="10pt"/>
    </style:style>
    <style:style style:name="P27" style:family="paragraph" style:parent-style-name="Text_20_body">
      <style:paragraph-properties loext:contextual-spacing="false" fo:margin-top="0.0402in" fo:margin-bottom="0in" style:contextual-spacing="false" fo:line-height="100%" style:writing-mode="lr-tb"/>
      <style:text-properties fo:font-variant="normal" fo:text-transform="none" fo:color="#000000" style:text-line-through-style="none" style:font-name="Lato" fo:font-size="8.19999980926514pt" fo:font-style="normal" style:text-underline-style="none" fo:font-weight="normal" officeooo:rsid="0037bb5b" officeooo:paragraph-rsid="0037bb5b" style:text-blinking="false" fo:background-color="transparent" style:font-size-asian="10pt" style:font-size-complex="10pt"/>
    </style:style>
    <style:style style:name="P28" style:family="paragraph" style:parent-style-name="Text_20_body" style:master-page-name="Standard">
      <style:paragraph-properties loext:contextual-spacing="false" fo:margin-left="0in" fo:margin-right="0in" fo:margin-top="0in" fo:margin-bottom="0in" style:contextual-spacing="false" fo:line-height="100%" fo:text-align="center" style:justify-single-word="false" fo:text-indent="0in" style:auto-text-indent="false" style:page-number="auto" style:writing-mode="lr-tb"/>
      <style:text-properties fo:font-variant="normal" fo:text-transform="none" fo:color="#999999" style:text-line-through-style="none" style:font-name="Playfair Display" fo:font-size="15.1499996185303pt" fo:font-style="normal" style:text-underline-style="none" fo:font-weight="bold" style:text-blinking="false" fo:background-color="transparent"/>
    </style:style>
    <style:style style:name="P29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352689" officeooo:paragraph-rsid="00352689" style:text-blinking="false" fo:background-color="transparent" style:font-size-asian="10pt" style:font-size-complex="10pt"/>
    </style:style>
    <style:style style:name="P30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356b1a" style:text-blinking="false" fo:background-color="transparent" style:font-size-asian="10pt" style:font-size-complex="10pt"/>
    </style:style>
    <style:style style:name="P31" style:family="paragraph" style:parent-style-name="Text_20_body" style:list-style-name="L2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2" style:family="paragraph" style:parent-style-name="Text_20_body" style:list-style-name="L5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3" style:family="paragraph" style:parent-style-name="Text_20_body" style:list-style-name="L6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4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37bb5b" officeooo:paragraph-rsid="0037bb5b" style:text-blinking="false" fo:background-color="transparent" style:font-size-asian="10pt" style:font-size-complex="10pt"/>
    </style:style>
    <style:style style:name="P35" style:family="paragraph" style:parent-style-name="Text_20_body" style:list-style-name="L4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356b1a" officeooo:paragraph-rsid="00356b1a" style:text-blinking="false" fo:background-color="transparent" style:font-size-asian="10pt" style:font-size-complex="10pt"/>
    </style:style>
    <style:style style:name="P36" style:family="paragraph" style:parent-style-name="Text_20_body" style:list-style-name="L1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1dbe86" style:text-blinking="false" fo:background-color="transparent" style:font-size-asian="10pt" style:font-size-complex="10pt"/>
    </style:style>
    <style:style style:name="P37" style:family="paragraph" style:parent-style-name="Text_20_body" style:list-style-name="L1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8" style:family="paragraph" style:parent-style-name="Text_20_body" style:list-style-name="L2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9" style:family="paragraph" style:parent-style-name="Text_20_body" style:list-style-name="L3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0" style:family="paragraph" style:parent-style-name="Text_20_body" style:list-style-name="L6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1" style:family="paragraph" style:parent-style-name="Text_20_body" style:list-style-name="L4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39a6bf" officeooo:paragraph-rsid="0039a6bf" style:text-blinking="false" fo:background-color="transparent" style:font-size-asian="10pt" style:font-size-complex="10pt"/>
    </style:style>
    <style:style style:name="P42" style:family="paragraph" style:parent-style-name="Text_20_body" style:list-style-name="L5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39a6bf" officeooo:paragraph-rsid="0039a6bf" style:text-blinking="false" fo:background-color="transparent" style:font-size-asian="10pt" style:font-size-complex="10pt"/>
    </style:style>
    <style:style style:name="P43" style:family="paragraph" style:parent-style-name="Text_20_body" style:list-style-name="L5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3b22bf" officeooo:paragraph-rsid="003ae3c2" style:text-blinking="false" fo:background-color="transparent" style:font-size-asian="10pt" style:font-size-complex="10pt"/>
    </style:style>
    <style:style style:name="P44" style:family="paragraph" style:parent-style-name="Text_20_body" style:list-style-name="L4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style:font-size-asian="10pt" style:font-size-complex="10pt"/>
    </style:style>
    <style:style style:name="P45" style:family="paragraph" style:parent-style-name="Text_20_body" style:list-style-name="L5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356b1a" style:text-blinking="false" style:font-size-asian="10pt" style:font-size-complex="10pt"/>
    </style:style>
    <style:style style:name="T1" style:family="text">
      <style:text-properties fo:font-variant="normal" fo:text-transform="none" fo:color="#000000" style:text-line-through-style="none" style:font-name="Playfair Display" fo:font-size="8.85000038146973pt" fo:font-style="italic" style:text-underline-style="none" fo:font-weight="bold" officeooo:rsid="002819a6" style:text-blinking="false" fo:background-color="transparent" style:font-size-asian="10pt" style:font-size-complex="10pt" loext:char-shading-value="0"/>
    </style:style>
    <style:style style:name="T2" style:family="text">
      <style:text-properties fo:font-variant="normal" fo:text-transform="none" fo:color="#000000" style:text-line-through-style="none" style:font-name="Playfair Display" fo:font-size="8.85000038146973pt" fo:font-style="italic" style:text-underline-style="none" fo:font-weight="bold" style:text-blinking="false" fo:background-color="transparent" style:font-size-asian="10pt" style:font-size-complex="10pt" loext:char-shading-value="0"/>
    </style:style>
    <style:style style:name="T3" style:family="text">
      <style:text-properties fo:font-variant="normal" fo:text-transform="none" fo:color="#000000" style:text-line-through-style="none" style:font-name="Playfair Display" fo:font-size="10pt" fo:font-style="italic" style:text-underline-style="none" style:text-blinking="false" fo:background-color="transparent" style:font-size-asian="10pt" style:font-size-complex="10pt" loext:char-shading-value="0"/>
    </style:style>
    <style:style style:name="T4" style:family="text">
      <style:text-properties fo:font-variant="normal" fo:text-transform="none" fo:color="#000000" style:text-line-through-style="none" style:font-name="Playfair Display" fo:font-size="10pt" fo:font-style="italic" style:text-underline-style="none" officeooo:rsid="001dbe86" style:text-blinking="false" fo:background-color="transparent" style:font-size-asian="10pt" style:font-size-complex="10pt" loext:char-shading-value="0"/>
    </style:style>
    <style:style style:name="T5" style:family="text">
      <style:text-properties fo:font-variant="normal" fo:text-transform="none" fo:color="#000000" style:text-line-through-style="none" style:font-name="Playfair Display" fo:font-size="10pt" fo:font-style="italic" style:text-underline-style="none" officeooo:rsid="0022573d" style:text-blinking="false" fo:background-color="transparent" style:font-size-asian="10pt" style:font-size-complex="10pt" loext:char-shading-value="0"/>
    </style:style>
    <style:style style:name="T6" style:family="text">
      <style:text-properties fo:font-variant="normal" fo:text-transform="none" fo:color="#000000" style:text-line-through-style="none" style:font-name="Playfair Display" fo:font-size="10pt" fo:font-style="italic" style:text-underline-style="none" officeooo:rsid="002b8bd3" style:text-blinking="false" fo:background-color="transparent" style:font-size-asian="10pt" style:font-size-complex="10pt" loext:char-shading-value="0"/>
    </style:style>
    <style:style style:name="T7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style:text-blinking="false" fo:background-color="transparent" style:font-size-asian="10pt" style:font-size-complex="10pt" loext:char-shading-value="0"/>
    </style:style>
    <style:style style:name="T8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1dbe86" style:text-blinking="false" fo:background-color="transparent" style:font-size-asian="10pt" style:font-size-complex="10pt" loext:char-shading-value="0"/>
    </style:style>
    <style:style style:name="T9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2819a6" style:text-blinking="false" fo:background-color="transparent" style:font-size-asian="10pt" style:font-size-complex="10pt" loext:char-shading-value="0"/>
    </style:style>
    <style:style style:name="T10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2b0f9f" style:text-blinking="false" fo:background-color="transparent" style:font-size-asian="10pt" style:font-size-complex="10pt" loext:char-shading-value="0"/>
    </style:style>
    <style:style style:name="T11" style:family="text">
      <style:text-properties fo:font-variant="normal" fo:text-transform="none" fo:color="#000000" style:text-line-through-style="none" style:font-name="Lato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 loext:char-shading-value="0"/>
    </style:style>
    <style:style style:name="T13" style:family="text">
      <style:text-properties fo:font-variant="normal" fo:text-transform="none" fo:color="#1155cc" style:text-line-through-style="none" style:font-name="Lato" fo:font-size="10pt" fo:font-style="normal" style:text-underline-style="solid" style:text-underline-width="auto" style:text-underline-color="font-color" fo:font-weight="normal" style:text-blinking="false" fo:background-color="transparent" style:font-size-asian="10pt" style:font-size-complex="10pt" loext:char-shading-value="0"/>
    </style:style>
    <style:style style:name="T14" style:family="text">
      <style:text-properties fo:font-variant="normal" fo:text-transform="none" fo:color="#f75d5d" style:text-line-through-style="none" style:font-name="Playfair Display" fo:font-size="11.3500003814697pt" fo:font-style="normal" style:text-underline-style="none" fo:font-weight="bold" style:text-blinking="false" fo:background-color="transparent" loext:char-shading-value="0"/>
    </style:style>
    <style:style style:name="T15" style:family="text">
      <style:text-properties fo:font-variant="normal" fo:text-transform="none" fo:color="#f75d5d" style:text-line-through-style="none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style:use-window-font-color="true" style:text-line-through-style="none" style:font-name="Lato" fo:font-style="normal" style:text-underline-style="none" style:text-blinking="false" fo:background-color="#ffffff" loext:char-shading-value="0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356b1a" fo:background-color="transparent" loext:char-shading-value="0"/>
    </style:style>
    <style:style style:name="T19" style:family="text">
      <style:text-properties fo:font-style="italic" fo:background-color="transparent" loext:char-shading-value="0"/>
    </style:style>
    <style:style style:name="T20" style:family="text">
      <style:text-properties style:font-name="Lucida Grande" officeooo:rsid="001c223e" style:font-name-asian="Lucida Grande" style:font-name-complex="Lucida Grande"/>
    </style:style>
    <style:style style:name="T21" style:family="text">
      <style:text-properties officeooo:rsid="001c223e" style:font-name-asian="Arial Unicode MS" style:font-name-complex="Arial Unicode MS"/>
    </style:style>
    <style:style style:name="T22" style:family="text">
      <style:text-properties fo:font-size="10pt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0pt" officeooo:rsid="001e1346" style:font-size-asian="10pt" style:font-size-complex="10pt"/>
    </style:style>
    <style:style style:name="T25" style:family="text">
      <style:text-properties fo:font-size="10pt" officeooo:rsid="001fbcdb" style:font-size-asian="10pt" style:font-size-complex="10pt"/>
    </style:style>
    <style:style style:name="T26" style:family="text">
      <style:text-properties fo:font-size="10pt" officeooo:rsid="0034a234" style:font-size-asian="10pt" style:font-size-complex="10pt"/>
    </style:style>
    <style:style style:name="T27" style:family="text">
      <style:text-properties fo:font-size="10pt" officeooo:rsid="001c89e3" style:font-size-asian="10pt" style:font-size-complex="10pt"/>
    </style:style>
    <style:style style:name="T28" style:family="text">
      <style:text-properties fo:font-size="10pt" officeooo:rsid="001dbe86" style:font-size-asian="10pt" style:font-size-complex="10pt"/>
    </style:style>
    <style:style style:name="T29" style:family="text">
      <style:text-properties fo:font-size="10pt" officeooo:rsid="0036d1ec"/>
    </style:style>
    <style:style style:name="T30" style:family="text">
      <style:text-properties fo:font-size="10pt" officeooo:rsid="00378e3d"/>
    </style:style>
    <style:style style:name="T31" style:family="text">
      <style:text-properties fo:font-size="10pt" officeooo:rsid="0037bb5b"/>
    </style:style>
    <style:style style:name="T32" style:family="text">
      <style:text-properties fo:font-size="10pt" style:text-underline-style="solid" style:text-underline-width="auto" style:text-underline-color="font-color"/>
    </style:style>
    <style:style style:name="T33" style:family="text">
      <style:text-properties fo:font-size="10pt" style:text-underline-style="solid" style:text-underline-width="auto" style:text-underline-color="font-color" officeooo:rsid="0034a234"/>
    </style:style>
    <style:style style:name="T34" style:family="text">
      <style:text-properties fo:font-size="10pt" style:text-underline-style="solid" style:text-underline-width="auto" style:text-underline-color="font-color" style:font-style-asian="normal" style:font-style-complex="normal"/>
    </style:style>
    <style:style style:name="T35" style:family="text">
      <style:text-properties fo:font-size="10pt" officeooo:rsid="003bae32"/>
    </style:style>
    <style:style style:name="T36" style:family="text">
      <style:text-properties fo:font-size="9pt" fo:font-weight="normal" style:font-size-asian="9pt" style:font-size-complex="9pt"/>
    </style:style>
    <style:style style:name="T37" style:family="text">
      <style:text-properties fo:font-size="9pt" fo:font-weight="normal" officeooo:rsid="001d52ef" style:font-size-asian="9pt" style:font-size-complex="9pt"/>
    </style:style>
    <style:style style:name="T38" style:family="text">
      <style:text-properties officeooo:rsid="001dbe86"/>
    </style:style>
    <style:style style:name="T39" style:family="text">
      <style:text-properties officeooo:rsid="00292259"/>
    </style:style>
    <style:style style:name="T40" style:family="text">
      <style:text-properties officeooo:rsid="002b0f9f"/>
    </style:style>
    <style:style style:name="T41" style:family="text">
      <style:text-properties officeooo:rsid="00356b1a"/>
    </style:style>
    <style:style style:name="T42" style:family="text">
      <style:text-properties officeooo:rsid="003bae32"/>
    </style:style>
    <style:style style:name="T43" style:family="text">
      <style:text-properties officeooo:rsid="003d19d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bookmark text:name="docs-internal-guid-f181235a-b7fe-9cc7-b391-1497db5449f7"/>Greg Sandell</text:p>
      <text:p text:style-name="P4">Los Angeles, CA</text:p>
      <text:p text:style-name="P17">(<text:span text:style-name="T39">213</text:span>) <text:span text:style-name="T39">479-0790</text:span> <text:s/><text:span text:style-name="T20">•</text:span><text:span text:style-name="T21"> </text:span><text:s/><text:a xlink:type="simple" xlink:href="mailto:GREG.SANDELL@GMAIL.COM" text:style-name="Internet_20_link">GREG.SANDELL@GMAIL.COM</text:a> <text:s/><text:span text:style-name="T20">•</text:span><text:span text:style-name="T21"> </text:span><text:s/><text:span text:style-name="T36">Portfolio/</text:span><text:span text:style-name="T37">c</text:span><text:span text:style-name="T36">ode: </text:span><text:a xlink:type="simple" xlink:href="http://gregsandell.com/" text:style-name="Internet_20_link"><text:span text:style-name="T36">gregsandell.com</text:span></text:a></text:p>
      <text:h text:style-name="P5" text:outline-level="1">Skills</text:h>
      <text:p text:style-name="P19"><text:span text:style-name="T28">I </text:span><text:span text:style-name="T26">am seeking a QA Engineer or SDET role that leverages my</text:span><text:span text:style-name="T28"> 1</text:span><text:span text:style-name="T24">8</text:span><text:span text:style-name="T28"> years experience </text:span><text:span text:style-name="T25">in</text:span><text:span text:style-name="T28"> </text:span><text:span text:style-name="T25">Front End Development of</text:span><text:span text:style-name="T28"> web-based application</text:span><text:span text:style-name="T25">s</text:span><text:span text:style-name="T24">. <text:s/></text:span><text:span text:style-name="T26">As a FED, I have experience in Java, HTML, CSS, Node.js and several Javascript frameworks, source code control systems, and relational database systems. <text:s/>In QA technology, I have experience with Selenium, Nightwatch, </text:span><text:span text:style-name="T27">jUnit, qUnit, Jasmine, Mocha, Sinon and Chai APIs.</text:span></text:p>
      <text:p text:style-name="P20"><text:span text:style-name="T27">T</text:span><text:span text:style-name="T23">his resume is slanted towards my QA work. <text:s/>For a more detailed presentation of my FED experience, please see </text:span><text:a xlink:type="simple" xlink:href="http://gregsandell.com/resume"><text:span text:style-name="T23">http://gregsandell.com/resume</text:span></text:a><text:span text:style-name="T23">.</text:span></text:p>
      <text:h text:style-name="P6" text:outline-level="1">Tech Platforms and Languages</text:h>
      <text:p text:style-name="P23"><text:span text:style-name="T33">H</text:span><text:span text:style-name="T32">igh Level Languages</text:span><text:span text:style-name="T22">: <text:s/>Java, </text:span><text:span text:style-name="T29">J2EE, </text:span><text:span text:style-name="T22">C</text:span></text:p>
      <text:p text:style-name="P23"><text:span text:style-name="T32">Scripting Languages</text:span><text:span text:style-name="T22">: <text:s/>Javascript, Ruby, Perl, Bash, </text:span><text:span text:style-name="T29">SQL</text:span></text:p>
      <text:p text:style-name="P24"><text:span text:style-name="T32">Other</text:span><text:span text:style-name="T22">: <text:s/>SQL, </text:span><text:span text:style-name="T31">PL/SQL, </text:span><text:span text:style-name="T22">XML, JSON, REST</text:span></text:p>
      <text:p text:style-name="P25"><text:span text:style-name="T32">Web Frameworks</text:span><text:span text:style-name="T22">: <text:s/>React 15, Angular 1.4, </text:span><text:span text:style-name="T30">ExtJS, </text:span><text:span text:style-name="T22">jQuery, Spring MVC, Struts</text:span></text:p>
      <text:p text:style-name="P24"><text:span text:style-name="T32">Application Servers</text:span><text:span text:style-name="T22">: <text:s/>GlassFish, Tomcat, WebSphere</text:span></text:p>
      <text:p text:style-name="P27"><text:span text:style-name="T32">Build Platforms</text:span><text:span text:style-name="T22">: </text:span><text:span text:style-name="T30">Node.js, webpack, </text:span><text:span text:style-name="T22">Jenkins, Bamboo</text:span></text:p>
      <text:p text:style-name="P26"><text:span text:style-name="T32">Databases and Tools</text:span><text:span text:style-name="T22">: <text:s/>Oracle, MySql, SQL Server, Toad, </text:span><text:span text:style-name="T30">MySQL Workbench, Oracle SQL Developer, SQuirreL</text:span></text:p>
      <text:p text:style-name="P24"><text:span text:style-name="T34">Editors</text:span><text:span text:style-name="T22">: <text:s/>vi/Vim, WebStorm, Eclipse, Intellij, NetBeans</text:span></text:p>
      <text:p text:style-name="P24"><text:span text:style-name="T32">Source Code Control</text:span><text:span text:style-name="T22">: <text:s/>Git, svn, CVS, Clearcase, PVCS, </text:span><text:span text:style-name="T31">Visual Source Safe</text:span></text:p>
      <text:p text:style-name="P27"><text:span text:style-name="T32">Collaboration</text:span><text:span text:style-name="T22">: <text:s/>Jira, Confluence, </text:span><text:span text:style-name="T35">TestRail, </text:span><text:span text:style-name="T22">Crucible, FishEye, Rally, Basecamp, Slack, Campfire, Outlook, Sharepoint, Pivotal Tracker</text:span></text:p>
      <text:h text:style-name="P5" text:outline-level="1">Experience</text:h>
      <text:h text:style-name="P16" text:outline-level="2">APR 2016 – PRESENT</text:h>
      <text:h text:style-name="P3" text:outline-level="3"><text:span text:style-name="T10">Ten-X</text:span><text:span text:style-name="T9">, </text:span><text:span text:style-name="T10">Irvine, </text:span><text:span text:style-name="T9">CA</text:span><text:span text:style-name="T1"> – </text:span><text:span text:style-name="T6">Sr. Software Engineer</text:span></text:h>
      <text:list xml:id="list7548555619445182514" text:style-name="L1">
        <text:list-item>
          <text:p text:style-name="P29"><text:span text:style-name="T38">C</text:span>reate test plans for auction.com's search mechanism <text:span text:style-name="T42">in TestRail</text:span></text:p>
        </text:list-item>
        <text:list-item>
          <text:p text:style-name="P29">Write automation tests in Selenium/Nightwatch for search and homepage using team's shared test support libraries</text:p>
        </text:list-item>
        <text:list-item>
          <text:p text:style-name="P29">Extend the QA Automation shared libraries</text:p>
        </text:list-item>
        <text:list-item>
          <text:p text:style-name="P29">Write unit tests in Jasmine and Mocha for code components written in React 15 and Angular 1.4</text:p>
        </text:list-item>
      </text:list>
      <text:h text:style-name="P15" text:outline-level="2"><text:span text:style-name="T38">OCT</text:span> 201<text:span text:style-name="T38">5 – MAR</text:span> 201<text:span text:style-name="T38">6</text:span></text:h>
      <text:h text:style-name="P2" text:outline-level="3"><text:span text:style-name="T8">John Deere</text:span><text:span text:style-name="T7">, </text:span><text:span text:style-name="T9">Los Angeles, CA</text:span><text:span text:style-name="T1"> – </text:span><text:span text:style-name="T4">Front End Developer </text:span><text:span text:style-name="T5">Consultant</text:span></text:h>
      <text:list xml:id="list133913896594963" text:continue-numbering="true" text:style-name="L1">
        <text:list-item>
          <text:p text:style-name="P36"><text:span text:style-name="T41">Wrote Angular 1.4 front end code for</text:span> hosted web application '<text:span text:style-name="T38">Sales Center</text:span>', a <text:span text:style-name="T38">'build-a-Deere' tool for sales reps.</text:span></text:p>
        </text:list-item>
        <text:list-item>
          <text:p text:style-name="P30">Wrote <text:span text:style-name="T41">unit tests for Angular components using Jasmine, Mocha, Sinon and Chai APIs</text:span></text:p>
        </text:list-item>
      </text:list>
      <text:h text:style-name="P14" text:outline-level="2">NOV 2014 – AUG 2015</text:h>
      <text:h text:style-name="P1" text:outline-level="3"><text:span text:style-name="T7">CyberCoders, Irvine, CA</text:span><text:span text:style-name="T2"> – </text:span><text:span text:style-name="T3">Front End Java Developer</text:span></text:h>
      <text:list xml:id="list133913331628779" text:continue-numbering="true" text:style-name="L1">
        <text:list-item>
          <text:p text:style-name="P37"><text:span text:style-name="T41">Wrote ExtJS &amp; Javascript front end code</text:span> for hosted web application 'Compass', a CRM platform</text:p>
        </text:list-item>
        <text:list-item>
          <text:p text:style-name="P30"><text:soft-page-break/>Wrote <text:span text:style-name="T41">unit tests for ExtJS components using Jasmine</text:span></text:p>
        </text:list-item>
        <text:list-item>
          <text:p text:style-name="P34">Wrote jMeter test plans and reporting tools to simulate heavy load on Compass product</text:p>
        </text:list-item>
      </text:list>
      <text:h text:style-name="P13" text:outline-level="2">NOV 2013 – JUNE 2014</text:h>
      <text:h text:style-name="P1" text:outline-level="3"><text:span text:style-name="T7">Sears Holding Corporation, Chicago, IL</text:span><text:span text:style-name="T2"> – </text:span><text:span text:style-name="T3">Developer</text:span></text:h>
      <text:list xml:id="list324276625693309430" text:style-name="L2">
        <text:list-item>
          <text:p text:style-name="P38"><text:span text:style-name="T41">Wrote Angular 1.4 front end code for</text:span> sears.com <text:span text:style-name="T41">mobile </text:span>E-Commerce site </text:p>
        </text:list-item>
        <text:list-item>
          <text:p text:style-name="P31">Wrote <text:span text:style-name="T41">unit tests for Angular components using Jasmine</text:span></text:p>
        </text:list-item>
      </text:list>
      <text:h text:style-name="P13" text:outline-level="2">AUG 2012 – AUG 2013</text:h>
      <text:h text:style-name="P1" text:outline-level="3"><text:span text:style-name="T7">Pathfinder Software, Chicago, IL</text:span><text:span text:style-name="T2"> – </text:span><text:span text:style-name="T3">Senior Software Engineer</text:span></text:h>
      <text:list xml:id="list1947860003918670727" text:style-name="L3">
        <text:list-item>
          <text:p text:style-name="P39">Wrote mobile apps (iPhone, iPad) for medical clients, using hybrid web/iOS, jQuery Mobile, JSON, AngularJS, Trigger.io, TestFlight, and Rails/Heroku</text:p>
        </text:list-item>
      </text:list>
      <text:h text:style-name="P13" text:outline-level="2">APR 2010 – AUG 2012</text:h>
      <text:h text:style-name="P1" text:outline-level="3"><text:span text:style-name="T7">Truven Health Analytics, Chicago, IL</text:span><text:span text:style-name="T2"> – </text:span><text:span text:style-name="T3">Senior Software Engineer</text:span></text:h>
      <text:list xml:id="list4586417784749843658" text:style-name="L4">
        <text:list-item>
          <text:p text:style-name="P44"><text:span text:style-name="T18">Wrote Java JSP, Servlet and jQuery front end code for</text:span><text:span text:style-name="T17"> hosted web applications </text:span><text:span text:style-name="T19">CareDiscovery</text:span><text:span text:style-name="T17"> and </text:span><text:span text:style-name="T19">IntegrationDiscovery</text:span><text:span text:style-name="T17">, Business Intelligence and data mining tools for the Healthcare Industry</text:span></text:p>
        </text:list-item>
        <text:list-item>
          <text:p text:style-name="P41">Wrote SQL queries against a 3tb Data Warehouse of Patient Billing records</text:p>
        </text:list-item>
        <text:list-item>
          <text:p text:style-name="P35">Wrote unit tests for Java and jQuery components using the jUnit and qUnitAPIs</text:p>
        </text:list-item>
      </text:list>
      <text:h text:style-name="P13" text:outline-level="2">OCT 2008 – MAR 2010</text:h>
      <text:h text:style-name="P1" text:outline-level="3"><text:span text:style-name="T7">iCrossing, Chicago, IL</text:span><text:span text:style-name="T2"> – </text:span><text:span text:style-name="T3">Senior Software Engineer</text:span></text:h>
      <text:list xml:id="list3774329999664811696" text:style-name="L5">
        <text:list-item>
          <text:p text:style-name="P45"><text:span text:style-name="T18">Wrote Java JSP and Servlet front and back end code for</text:span><text:span text:style-name="T17"> hosted web application </text:span><text:span text:style-name="T19">Merchantize</text:span><text:span text:style-name="T17">, a workflow tool for managing clients' Paid Search campaigns with major search and shopping engines (Google, Yahoo, MSN, NexTag, PriceGrabber)</text:span></text:p>
        </text:list-item>
        <text:list-item>
          <text:p text:style-name="P42">Wrote SQL queries against a Data Warehouse of customer click data</text:p>
        </text:list-item>
        <text:list-item>
          <text:p text:style-name="P43"><text:span text:style-name="T43">Wrote GridGain code for</text:span> distributed computing and parallel processing solutions for data warehouse nightly ETL jobs</text:p>
        </text:list-item>
        <text:list-item>
          <text:p text:style-name="P32"><text:span text:style-name="T41">Wrote unit tests for Java components in jUnit</text:span> </text:p>
        </text:list-item>
        <text:list-item>
          <text:p text:style-name="P32"><text:span text:style-name="T41">Wrote Perl scripts to clean nightly XML product feeds from </text:span>clients Sears, The Gap, Hilton, Lands End, LEGO, and Williams Sonoma.</text:p>
        </text:list-item>
      </text:list>
      <text:h text:style-name="P13" text:outline-level="2">FEB 2008 – OCT 2008</text:h>
      <text:h text:style-name="P1" text:outline-level="3"><text:span text:style-name="T7">Chicago Tribune, Chicago, IL</text:span><text:span text:style-name="T2"> – </text:span><text:span text:style-name="T3">Senior Internet Applications Developer</text:span></text:h>
      <text:list xml:id="list4989206362443191981" text:style-name="L6">
        <text:list-item>
          <text:p text:style-name="P40"><text:span text:style-name="T41">Wrote JSP and Tag Library front end code for</text:span> <text:span text:style-name="T41">the</text:span> content management behind all of Tribune Corp's newspaper, radio and television websites, including Chicago Tribune, LA Times, Red Eye. </text:p>
        </text:list-item>
        <text:list-item>
          <text:p text:style-name="P33">Created JMeter test plans and reporting tools to simulate heavy load on high-profile chicagotribune.com website. </text:p>
        </text:list-item>
      </text:list>
      <text:h text:style-name="P5" text:outline-level="1">Education</text:h>
      <text:h text:style-name="P1" text:outline-level="3"><text:span text:style-name="T7">Northwestern University, Evanston, IL</text:span><text:span text:style-name="T2"> – </text:span><text:span text:style-name="T3">PhD Music Theory</text:span></text:h>
      <text:p text:style-name="P9"><text:span text:style-name="T12">Cross-disciplinary curriculum including music theory, auditory perception, computer science and music synthesizer research. Dissertation: </text:span><text:a xlink:type="simple" xlink:href="http://bit.ly/1OA4q8t" text:style-name="Internet_20_link"><text:span text:style-name="T13">http://bit.ly/1OA4q8t</text:span></text:a></text:p>
      <text:h text:style-name="P12" text:outline-level="3"><text:soft-page-break/><text:span text:style-name="T7">Eastman School of Music, Rochester, NY</text:span><text:span text:style-name="T2"> – </text:span><text:span text:style-name="T3">MA Music Theory</text:span></text:h>
      <text:p text:style-name="P10"><text:span text:style-name="T11">Analysis techniques on classical and 20th Century music. Formal computer programming studies.  Thesis on Edgard Var</text:span><text:span text:style-name="T16">èse.</text:span></text:p>
      <text:h text:style-name="P12" text:outline-level="3"><text:span text:style-name="T7">California State University, Los Angeles, CA</text:span><text:span text:style-name="T2"> – </text:span><text:span text:style-name="T3">BM Piano Performance</text:span></text:h>
      <text:p text:style-name="P11">Performed Junior and Senior recitals, <text:span text:style-name="T38">placed</text:span> in competitions, and performed Beethoven concerto with orchestra.</text:p>
      <text:h text:style-name="P7" text:outline-level="1"><text:span text:style-name="T14">Certifications</text:span><text:span text:style-name="T15"> </text:span></text:h>
      <text:p text:style-name="P21">March 2005:  Sun Certified Web Component Developer for J2EE 1.4 (SCWCD)</text:p>
      <text:p text:style-name="P18">Apr 2004:  Sun Certified Programmer for the Java 2 Platform 1.4  (SCJP)</text:p>
      <text:h text:style-name="P5" text:outline-level="1">References</text:h>
      <text:p text:style-name="P22">Available on request.</text:p>
      <text:p text:style-name="P8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09:03:31.042863000</meta:creation-date>
    <dc:date>2017-06-16T13:39:11.686578000</dc:date>
    <meta:editing-duration>PT14H23M37S</meta:editing-duration>
    <meta:editing-cycles>30</meta:editing-cycles>
    <meta:generator>LibreOffice/4.1.0.4$MacOSX_x86 LibreOffice_project/89ea49ddacd9aa532507cbf852f2bb22b1ace28</meta:generator>
    <meta:document-statistic meta:table-count="0" meta:image-count="0" meta:object-count="0" meta:page-count="3" meta:paragraph-count="69" meta:word-count="734" meta:character-count="4956" meta:non-whitespace-character-count="4266"/>
  </office:meta>
</office:document-meta>
</file>